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0570000001CE974AD8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7.3cm" svg:height="1.55cm" svg:x="1cm" svg:y="1cm">
          <draw:text-box>
            <text:p><text:span text:style-name="T1">Titel</text:span></text:p>
          </draw:text-box>
        </draw:frame>
        <draw:frame draw:name="scale" draw:style-name="gr4" draw:text-style-name="P3" xml:id="id4" draw:id="id4" draw:layer="Ebene4" svg:width="6.2cm" svg:height="1.05cm" svg:x="1cm" svg:y="2.7cm">
          <draw:text-box>
            <text:p text:style-name="P3"><text:span text:style-name="T2">Scale</text:span></text:p>
          </draw:text-box>
        </draw:frame>
        <draw:frame draw:name="date" draw:style-name="gr5" draw:text-style-name="P4" xml:id="id5" draw:id="id5" draw:layer="Ebene4" svg:width="3.1cm" svg:height="0.725cm" svg:x="1cm" svg:y="3.95cm">
          <draw:text-box>
            <text:p text:style-name="P4"><text:span text:style-name="T3">date</text:span></text:p>
          </draw:text-box>
        </draw:frame>
        <draw:frame draw:style-name="gr6" draw:text-style-name="P1" xml:id="id6" draw:id="id6" draw:layer="layout" svg:width="2.6cm" svg:height="1cm" svg:x="17.4cm" svg:y="1cm">
          <draw:image xlink:href="Pictures/10000200000000570000001CE974AD87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4-16T12:43:00</dc:date>
    <dc:creator>Stefan </dc:creator>
    <meta:editing-duration>PT16H11M21S</meta:editing-duration>
    <meta:editing-cycles>51</meta:editing-cycles>
    <meta:generator>LibreOffice/3.5$Linux_X86_64 LibreOffice_project/350m1$Build-2</meta:generator>
    <meta:document-statistic meta:object-count="6"/>
  </office:meta>
</office:document-meta>
</file>